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0.7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6.52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6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glish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english</text:p>
          </table:table-cell>
        </table:table-row>
        <table:table-row table:style-name="ro2">
          <table:table-cell table:style-name="ce1" office:value-type="string" calcext:value-type="string">
            <text:p>&lt;ul&gt;  &lt;li&gt;HTML3/CSS5&lt;/li&gt;  &lt;li&gt;Javascript&lt;/li&gt;  &lt;li&gt;React&lt;/li&gt;  &lt;li&gt;React-redux&lt;/li&gt;  &lt;li&gt;SEO&lt;/li&gt;&lt;/ul&gt;&lt;br&gt;&lt;ul class="icons"&gt;  &lt;li&gt;&lt;img src="https://raw.githubusercontent.com/uenoeki54/portfiolio-seb/master/src/assets/icons/html.png"&gt;&lt;/img&gt;&lt;/li&gt;  &lt;li&gt;&lt;img src="https://raw.githubusercontent.com/uenoeki54/portfiolio-seb/master/src/assets/icons/css.png"&gt;&lt;/img&gt;&lt;/li&gt;  &lt;li&gt;&lt;img src="https://raw.githubusercontent.com/uenoeki54/portfiolio-seb/master/src/assets/icons/js.png"&gt;&lt;/img&gt;&lt;/li&gt;  &lt;li&gt;&lt;img src="https://raw.githubusercontent.com/uenoeki54/portfiolio-seb/master/src/assets/icons/react.png"&gt;&lt;/img&gt;&lt;/li&gt;  &lt;li&gt;&lt;img src="https://raw.githubusercontent.com/uenoeki54/portfiolio-seb/master/src/assets/icons/redux.png"&gt;&lt;/img&gt;&lt;/li&gt;&lt;/ul&gt; </text:p>
          </table:table-cell>
        </table:table-row>
        <table:table-row table:style-name="ro3">
          <table:table-cell office:value-type="string" calcext:value-type="string">
            <text:p>&lt;ul class="skilllist"&gt;</text:p>
            <text:p>  &lt;li&gt;(The) Gimp&lt;/li&gt;</text:p>
            <text:p>  &lt;li&gt;Irfanview&lt;/li&gt;</text:p>
            <text:p>  &lt;li&gt;Figma&lt;/li&gt;</text:p>
            <text:p>  &lt;li&gt;Blender&lt;/li&gt;</text:p>
            <text:p>  &lt;li&gt;Acrylics on canvas&lt;/li&gt;</text:p>
            <text:p>&lt;/ul&gt;</text:p>
            <text:p>&lt;br&gt;</text:p>
            <text:p/>
            <text:p>&lt;ul class="icons"&gt;</text:p>
            <text:p>  &lt;li&gt;&lt;img src="https://raw.githubusercontent.com/uenoeki54/portfiolio-seb/master/src/assets/icons/gimp.png"&gt;&lt;/img&gt;&lt;/li&gt;</text:p>
            <text:p>  &lt;li&gt;&lt;img src="https://raw.githubusercontent.com/uenoeki54/portfiolio-seb/master/src/assets/icons/irfanview.png"&gt;&lt;/img&gt;&lt;/li&gt;</text:p>
            <text:p>  &lt;li&gt;&lt;img src="https://raw.githubusercontent.com/uenoeki54/portfiolio-seb/master/src/assets/icons/figma.png"&gt;&lt;/img&gt;&lt;/li&gt;</text:p>
            <text:p>  &lt;li&gt;&lt;img src="https://raw.githubusercontent.com/uenoeki54/portfiolio-seb/master/src/assets/icons/blender.png"&gt;&lt;/img&gt;&lt;/li&gt;</text:p>
            <text:p>&lt;/ul&gt;</text:p>
            <text:p/>
          </table:table-cell>
        </table:table-row>
      </table:table>
      <table:table table:name="french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nch</text:p>
          </table:table-cell>
          <table:table-cell/>
        </table:table-row>
        <table:table-row table:style-name="ro5">
          <table:table-cell office:value-type="string" calcext:value-type="string">
            <text:p>design</text:p>
          </table:table-cell>
          <table:table-cell office:value-type="string" calcext:value-type="string">
            <text:p>&lt;ul class="skilllist"&gt; <text:s text:c="2"/>&lt;li&gt;(The) Gimp&lt;/li&gt; <text:s text:c="2"/>&lt;li&gt;Irfanview&lt;/li&gt; <text:s text:c="2"/>&lt;li&gt;Figma&lt;/li&gt; <text:s text:c="2"/>&lt;li&gt;Blender&lt;/li&gt; <text:s text:c="2"/>&lt;li&gt;Peinture sur toile&lt;/li&gt; &lt;/ul&gt; &lt;br&gt; <text:s/>&lt;ul class="icons"&gt; <text:s text:c="2"/>&lt;li&gt;&lt;img src="https://raw.githubusercontent.com/uenoeki54/portfiolio-seb/master/src/assets/icons/gimp.png"&gt;&lt;/img&gt;&lt;/li&gt; <text:s text:c="2"/>&lt;li&gt;&lt;img src="https://raw.githubusercontent.com/uenoeki54/portfiolio-seb/master/src/assets/icons/irfanview.png"&gt;&lt;/img&gt;&lt;/li&gt; <text:s text:c="2"/>&lt;li&gt;&lt;img src="https://raw.githubusercontent.com/uenoeki54/portfiolio-seb/master/src/assets/icons/figma.png"&gt;&lt;/img&gt;&lt;/li&gt; <text:s text:c="2"/>&lt;li&gt;&lt;img src="https://raw.githubusercontent.com/uenoeki54/portfiolio-seb/master/src/assets/icons/blender.png"&gt;&lt;/img&gt;&lt;/li&gt; &lt;/ul&gt;</text:p>
          </table:table-cell>
        </table:table-row>
      </table:table>
      <table:table table:name="japanes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apanese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キャンバスにアクリル絵の具</text:p>
          </table:table-cell>
          <table:table-cell/>
          <table:table-cell office:value-type="string" calcext:value-type="string">
            <text:p>キャンバスにアクリル絵の具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4:48:40.1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3DT17H28S</meta:editing-duration>
    <meta:editing-cycles>3</meta:editing-cycles>
    <meta:generator>LibreOffice/7.2.5.2$Windows_X86_64 LibreOffice_project/499f9727c189e6ef3471021d6132d4c694f357e5</meta:generator>
    <dc:date>2023-11-24T08:25:30.383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